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9.05pt"/>
    </style:style>
    <style:style style:name="co3" style:family="table-column">
      <style:table-column-properties fo:break-before="auto" style:column-width="212.5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52.5pt" fo:break-before="auto" style:use-optimal-row-height="false"/>
    </style:style>
    <style:style style:name="ro2" style:family="table-row">
      <style:table-row-properties style:row-height="6.01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To-do-Liste">
      <style:table-properties table:display="true" style:writing-mode="lr-tb"/>
    </style:style>
    <style:style style:name="ce1" style:family="table-cell" style:parent-style-name="Default">
      <style:table-cell-properties fo:background-color="#0f9d5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2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name-complex="Roboto" style:font-size-complex="22pt" style:font-style-complex="normal" style:font-weight-complex="normal"/>
    </style:style>
    <style:style style:name="ce3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-do-Liste'.A4"/>
    </style:style>
    <style:style style:name="ce5" style:family="table-cell" style:parent-style-name="Default" style:data-style-name="N125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-do-Liste'.A4"/>
    </style:style>
    <style:style style:name="ce6" style:family="table-cell" style:parent-style-name="Default" style:data-style-name="N126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-do-Liste'.A4"/>
    </style:style>
    <style:style style:name="ce7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8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d9ead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9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To-do-Liste'.A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-do-Li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/>
            <text:p>To-do-Liste</text:p>
          </table:table-cell>
          <table:covered-table-cell/>
          <table:table-cell table:style-name="ce7" table:formula="of:=CONCATENATE(COUNTIF([.$A$4:.$A$51];1); &quot;/&quot;; COUNTA([.$C$4:.$C$51]); &quot; Abgeschlossen  &quot;)" office:value-type="string" office:string-value="1/3 Abgeschlossen  " calcext:value-type="string">
            <text:p>1/3 Abgeschlossen <text:s/>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3" office:value-type="string" calcext:value-type="string">
            <text:p>✓</text:p>
          </table:table-cell>
          <table:table-cell table:style-name="ce3" office:value-type="string" calcext:value-type="string">
            <text:p>Datum</text:p>
          </table:table-cell>
          <table:table-cell table:style-name="ce9" office:value-type="string" calcext:value-type="string">
            <text:p>Aufgabe</text:p>
          </table:table-cell>
          <table:table-cell table:number-columns-repeated="1021"/>
        </table:table-row>
        <table:table-row table:style-name="ro4">
          <table:table-cell table:style-name="ce4" table:formula="of:=TRUE()" office:value-type="float" office:value="1" calcext:value-type="float">
            <text:p>1</text:p>
          </table:table-cell>
          <table:table-cell table:style-name="ce5" office:value-type="date" office:date-value="2000-09-07" calcext:value-type="date">
            <text:p>07.09</text:p>
          </table:table-cell>
          <table:table-cell table:style-name="ce10" office:value-type="string" calcext:value-type="string">
            <text:p>Geben Sie etwas Beliebiges in Spalte A ein, um eine Aufgabe abzuschließen.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 office:value-type="date" office:date-value="2000-09-08" calcext:value-type="date">
            <text:p>08.09</text:p>
          </table:table-cell>
          <table:table-cell table:style-name="ce10" office:value-type="string" calcext:value-type="string">
            <text:p>Den Anzeigestil abgeschlossener Aufgaben können Sie online unter "Format" &gt; "Bedingte Formatierung" ändern.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 office:value-type="date" office:date-value="2000-09-09" calcext:value-type="date">
            <text:p>09.09</text:p>
          </table:table-cell>
          <table:table-cell table:style-name="ce10" office:value-type="string" calcext:value-type="string">
            <text:p>Die Aufgaben lassen sich online mithilfe der Auf- bzw. Abwärtspfeile neben der Überschrift sortieren.</text:p>
          </table:table-cell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1021"/>
        </table:table-row>
        <table:table-row table:style-name="ro5" table:visibility="collapse">
          <table:table-cell table:style-name="ce4"/>
          <table:table-cell table:style-name="ce6"/>
          <table:table-cell table:style-name="ce10"/>
          <table:table-cell table:number-columns-repeated="1021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o-do-Liste'.$A$1" table:cell-range-address="$'To-do-Liste'.$A$3:.$C$51"/>
        </table:named-expressions>
        <calcext:conditional-formats>
          <calcext:conditional-format calcext:target-range-address="'To-do-Liste'.A4:'To-do-Liste'.C51">
            <calcext:condition calcext:apply-style-name="ConditionalStyle_1" calcext:value="formula-is([.$A4]=1)" calcext:base-cell-address="'To-do-Liste'.A4"/>
          </calcext:conditional-format>
        </calcext:conditional-formats>
      </table:table>
      <table:named-expressions/>
      <table:database-ranges>
        <table:database-range table:name="__Anonymous_Sheet_DB__0" table:target-range-address="'To-do-Liste'.A3:'To-do-Liste'.C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-do-Liste" style:display-name="PageStyle_To-do-Li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